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87e3" officeooo:paragraph-rsid="000584ea"/>
    </style:style>
    <style:style style:name="P2" style:family="paragraph" style:parent-style-name="Standard">
      <style:text-properties officeooo:rsid="00080341" officeooo:paragraph-rsid="000ad727"/>
    </style:style>
    <style:style style:name="P3" style:family="paragraph" style:parent-style-name="Standard">
      <style:text-properties officeooo:rsid="00083312" officeooo:paragraph-rsid="00083312"/>
    </style:style>
    <style:style style:name="P4" style:family="paragraph" style:parent-style-name="Standard">
      <style:text-properties officeooo:rsid="000d3f3d" officeooo:paragraph-rsid="000d3f3d"/>
    </style:style>
    <style:style style:name="P5" style:family="paragraph" style:parent-style-name="Text_20_body">
      <style:paragraph-properties fo:text-align="justify" style:justify-single-word="false"/>
      <style:text-properties officeooo:rsid="000584ea" officeooo:paragraph-rsid="0007092a"/>
    </style:style>
    <style:style style:name="P6" style:family="paragraph" style:parent-style-name="Text_20_body">
      <style:text-properties officeooo:rsid="0007092a" officeooo:paragraph-rsid="0007092a"/>
    </style:style>
    <style:style style:name="P7" style:family="paragraph" style:parent-style-name="Text_20_body">
      <style:paragraph-properties fo:text-align="justify" style:justify-single-word="false"/>
      <style:text-properties officeooo:rsid="0007092a" officeooo:paragraph-rsid="0007092a"/>
    </style:style>
    <style:style style:name="P8" style:family="paragraph" style:parent-style-name="Text_20_body">
      <style:text-properties officeooo:rsid="00080341" officeooo:paragraph-rsid="00080341"/>
    </style:style>
    <style:style style:name="P9" style:family="paragraph" style:parent-style-name="Text_20_body">
      <style:text-properties officeooo:rsid="00099809" officeooo:paragraph-rsid="00099809"/>
    </style:style>
    <style:style style:name="P10" style:family="paragraph" style:parent-style-name="Text_20_body" style:list-style-name="L1">
      <style:text-properties officeooo:rsid="00099809" officeooo:paragraph-rsid="00099809"/>
    </style:style>
    <style:style style:name="T1" style:family="text">
      <style:text-properties officeooo:rsid="0007092a"/>
    </style:style>
    <style:style style:name="T2" style:family="text">
      <style:text-properties officeooo:rsid="00083312"/>
    </style:style>
    <style:style style:name="T3" style:family="text">
      <style:text-properties officeooo:rsid="000ad727"/>
    </style:style>
    <style:style style:name="T4" style:family="text">
      <style:text-properties officeooo:rsid="0010b7cc"/>
    </style:style>
    <style:style style:name="T5" style:family="text">
      <style:text-properties officeooo:rsid="0012db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mart Village</text:p>
      <text:p text:style-name="P1"/>
      <text:p text:style-name="P1"/>
      <text:p text:style-name="P1"/>
      <text:h text:style-name="Heading_20_2" text:outline-level="2">Définition</text:h>
      <text:p text:style-name="P3">Système de « Smart City » à l’échelle d’un village.</text:p>
      <text:p text:style-name="P2"><text:span text:style-name="T3">Système </text:span>Open source, basé sur des éléments <text:span text:style-name="T3">eux aussi</text:span> open source, <text:span text:style-name="T3">autant du côté matériel (Arduino, Raspberry pi, …) que du côté logiciel (OpenStreetMaps, Bootstrap, Charts …).</text:span></text:p>
      <text:p text:style-name="P2"><text:span text:style-name="T3">Cette solution a également pour objectif d’être </text:span>réplicable, <text:span text:style-name="T3">et simple à mettre en place et à utiliser, avec pas ou peu d’interaction nécessaire.</text:span></text:p>
      <text:p text:style-name="P4">Création d’un « kit » adapté aux demande des collectivités <text:span text:style-name="T4">intéressées</text:span></text:p>
      <text:h text:style-name="Heading_20_2" text:outline-level="2">Node / Noeuds</text:h>
      <text:p text:style-name="P7">Cette partie du système est indépendante, elle est auto alimentée et communique avec les autres éléments par une liaison sans fil. </text:p>
      <text:p text:style-name="P5"><text:span text:style-name="T1">Ces nœuds permettent </text:span>le captage d’information dans l’environnement (pour la version en <text:span text:style-name="T1">cours de développement des capteurs concernant la qualité de l’air (Température, Pression, Humidité, Particules...) mais aussi des capteurs plus orientés qualité de l’eau (Température, Ph, niveau…).</text:span></text:p>
      <text:h text:style-name="Heading_20_2" text:outline-level="2">Passerelle</text:h>
      <text:p text:style-name="P6">La passerelle centralise les informations qu’elle reçoit de la part des différents nœuds. </text:p>
      <text:p text:style-name="P8">Elle est installée dans un bâtiment du conseil départemental (Collège par exemple) afin de bénéficier d’un accès internet et d’une alimentation électrique <text:s/>et va récupérer les données des capteurs, avant de les envoyer vers une base de donnée.</text:p>
      <text:h text:style-name="Heading_20_2" text:outline-level="2">Plateforme de centralisation </text:h>
      <text:p text:style-name="P8">Cette dernière partie du système n’est pas matérielle mais logicielle, il s’agit d’un système de tableau de bord qui va permettre de visualiser les données re<text:span text:style-name="T2">cue</text:span>il<text:span text:style-name="T2">l</text:span>ies par le dispositif <text:span text:style-name="T2">sous forme de tableau et de graphique.</text:span></text:p>
      <text:h text:style-name="Heading_20_2" text:outline-level="2">Transmission Sans Fil</text:h>
      <text:p text:style-name="P9">Les solutions de transmission de donnée retenues pour ce projet sont toutes basées sur des technologies radio : </text:p>
      <text:list xml:id="list2034286894" text:style-name="L1">
        <text:list-item>
          <text:p text:style-name="P10">Radio « standard » 433MHz (appareils domotique, etc)</text:p>
        </text:list-item>
        <text:list-item>
          <text:p text:style-name="P10">xBee / ZigBee, protocole dérivé de la radio, optimisé pour la portée</text:p>
        </text:list-item>
        <text:list-item>
          <text:p text:style-name="P10"><text:soft-page-break/>LoRa, dérivé également de la technologie radio, orienté basse consommation longue portée</text:p>
        </text:list-item>
      </text:list>
      <text:p text:style-name="P9">Solution de transmission sans fil sera choisie en fonction des résultat obtenus lors des tests et de la situation dans laquelle le <text:span text:style-name="T3">système sera mis en pl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1:56:41.626660319</meta:creation-date>
    <dc:date>2018-08-03T10:36:42.448132584</dc:date>
    <meta:editing-duration>PT45M17S</meta:editing-duration>
    <meta:editing-cycles>7</meta:editing-cycles>
    <meta:generator>LibreOffice/5.4.7.2$Linux_X86_64 LibreOffice_project/40m0$Build-2</meta:generator>
    <meta:document-statistic meta:table-count="0" meta:image-count="0" meta:object-count="0" meta:page-count="2" meta:paragraph-count="20" meta:word-count="310" meta:character-count="1990" meta:non-whitespace-character-count="1698"/>
  </office:meta>
</office:document-meta>
</file>